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324cm" svg:height="1.016cm" svg:x="0.2cm" svg:y="0.116cm">
          <text:p text:style-name="P1"><text:span text:style-name="T1">CU</text:span></text:p>
        </draw:rect>
        <draw:line draw:style-name="gr2" draw:text-style-name="P1" draw:layer="layout" svg:x1="5.496cm" svg:y1="0.116cm" svg:x2="8.801cm" svg:y2="0.116cm">
          <text:p/>
        </draw:line>
        <draw:line draw:style-name="gr2" draw:text-style-name="P1" draw:layer="layout" svg:x1="5.496cm" svg:y1="1.132cm" svg:x2="8.801cm" svg:y2="1.132cm">
          <text:p/>
        </draw:line>
        <draw:frame draw:style-name="gr3" draw:layer="layout" svg:width="1.035cm" svg:height="0.963cm" svg:x="8.801cm" svg:y="-0.492cm">
          <draw:text-box>
            <text:p text:style-name="P3">...</text:p>
          </draw:text-box>
        </draw:frame>
        <draw:line draw:style-name="gr2" draw:text-style-name="P1" draw:layer="layout" svg:x1="9.837cm" svg:y1="1.132cm" svg:x2="10.853cm" svg:y2="1.132cm">
          <text:p/>
        </draw:line>
        <draw:line draw:style-name="gr2" draw:text-style-name="P1" draw:layer="layout" svg:x1="9.836cm" svg:y1="0.116cm" svg:x2="10.852cm" svg:y2="0.116cm">
          <text:p/>
        </draw:line>
        <draw:frame draw:style-name="gr3" draw:layer="layout" svg:width="1.035cm" svg:height="0.963cm" svg:x="8.802cm" svg:y="0.409cm">
          <draw:text-box>
            <text:p text:style-name="P3">...</text:p>
          </draw:text-box>
        </draw:frame>
        <draw:frame draw:style-name="gr3" draw:text-style-name="P4" draw:layer="layout" svg:width="4.371cm" svg:height="0.725cm" svg:x="5.829cm" svg:y="0.275cm">
          <draw:text-box>
            <text:p text:style-name="P3"><text:span text:style-name="T2">actual payload bytes</text:span></text:p>
          </draw:text-box>
        </draw:frame>
        <draw:rect draw:style-name="gr4" draw:text-style-name="P2" draw:layer="layout" svg:width="1.324cm" svg:height="1.016cm" svg:x="1.524cm" svg:y="0.116cm">
          <text:p text:style-name="P1"><text:span text:style-name="T1">EX</text:span></text:p>
        </draw:rect>
        <draw:rect draw:style-name="gr4" draw:text-style-name="P2" draw:layer="layout" svg:width="1.324cm" svg:height="1.016cm" svg:x="2.848cm" svg:y="0.116cm">
          <text:p text:style-name="P1"><text:span text:style-name="T1">0xAB</text:span></text:p>
        </draw:rect>
        <draw:rect draw:style-name="gr4" draw:text-style-name="P2" draw:layer="layout" svg:width="1.324cm" svg:height="1.016cm" svg:x="4.172cm" svg:y="0.116cm">
          <text:p text:style-name="P1"><text:span text:style-name="T1">len</text:span></text:p>
        </draw:rect>
        <draw:line draw:style-name="gr5" draw:text-style-name="P1" draw:layer="layout" svg:x1="10.852cm" svg:y1="0.116cm" svg:x2="10.852cm" svg:y2="1.132cm">
          <text:p/>
        </draw:line>
        <draw:line draw:style-name="gr6" draw:text-style-name="P1" draw:layer="layout" svg:x1="0.3cm" svg:y1="1.332cm" svg:x2="2.64cm" svg:y2="1.332cm">
          <text:p/>
        </draw:line>
        <draw:frame draw:style-name="gr3" draw:text-style-name="P5" draw:layer="layout" svg:width="2.758cm" svg:height="0.759cm" svg:x="0.09cm" svg:y="1.424cm">
          <draw:text-box>
            <text:p><text:span text:style-name="T3">Network ID</text:span></text:p>
          </draw:text-box>
        </draw:frame>
        <draw:line draw:style-name="gr6" draw:text-style-name="P1" draw:layer="layout" svg:x1="3.048cm" svg:y1="1.332cm" svg:x2="10.668cm" svg:y2="1.332cm">
          <text:p/>
        </draw:line>
        <draw:frame draw:style-name="gr3" draw:text-style-name="P5" draw:layer="layout" svg:width="3.647cm" svg:height="0.759cm" svg:x="5.29cm" svg:y="1.425cm">
          <draw:text-box>
            <text:p><text:span text:style-name="T3">Formal payload</text:span></text:p>
          </draw:text-box>
        </draw:frame>
        <draw:rect draw:style-name="gr7" draw:text-style-name="P6" draw:layer="layout" svg:width="2.648cm" svg:height="1.016cm" svg:x="10.852cm" svg:y="0.116cm">
          <text:p text:style-name="P1"><text:span text:style-name="T2">CR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6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7-03-01T23:15:24</meta:creation-date>
    <dc:creator>Pawel Gburzynski</dc:creator>
    <dc:date>2009-12-02T14:56:51.16</dc:date>
    <dc:language>en-US</dc:language>
    <meta:editing-cycles>9</meta:editing-cycles>
    <meta:editing-duration>PT00H31M52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